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ifApplicationPolic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ApplicationName( String principal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ifApplicationPolicy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ifApplicationPolicy.LdifApplicationPolicy( File ldifFile , Properties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ifApplicationPolicy.addPolicyListener( Polic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DependentProfileNames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Admin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loa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difApplicationPolicy.loadPermissions( Map permission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difApplicationPolicy.loadProfiles( Map profileEntryMap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6">
            <text:p text:style-name="Table_20_Contents">146</text:p>
          </table:table-cell>
        </table:table-row>
        <table:table-row>
          <table:table-cell office:value-type="string">
            <text:p text:style-name="Table_20_Contents">LdifApplicationPolic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ProfileId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loadRoles( Map roleM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difApplicationPolicy.get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Profile( String 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ifApplicationPolicy.removePolicyListener( Polic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ifApplicationPolicy.getUserProfileIds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ifApplicationPolicy.getDependentProfileNames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